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svg:stroke-color="#000000" draw:fill-color="#1c1c1c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style:style style:name="P3" style:family="paragraph">
      <loext:graphic-properties draw:fill="none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1c1c1c"/>
    </style:style>
    <style:style style:name="P6" style:family="paragraph">
      <style:paragraph-properties fo:margin-top="0.4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avaScript tutorial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JavaScriptga kirish From to Her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list text:style-name="L3">
              <text:list-header>
                <text:p text:style-name="P2">VSCode Extensions:</text:p>
              </text:list-header>
            </text:list>
          </draw:text-box>
        </draw:frame>
        <draw:frame presentation:style-name="pr4" draw:layer="layout" svg:width="11.808cm" svg:height="9.134cm" svg:x="1.4cm" svg:y="3.685cm" presentation:class="outline" presentation:user-transformed="true">
          <draw:text-box>
            <text:list text:style-name="L4">
              <text:list-item>
                <text:p>1-) <text:a xlink:href="https://code.visualstudio.com/" xlink:type="simple">https://code.visualstudio.com/</text:a></text:p>
              </text:list-item>
              <text:list-item>
                <text:p>2-) https://nodejs.org/en/</text:p>
              </text:list-item>
              <text:list-item>
                <text:p>All Autocomplete</text:p>
              </text:list-item>
              <text:list-item>
                <text:p>2) Auto Close Tag</text:p>
              </text:list-item>
              <text:list-item>
                <text:p>3) Auto Complete Tag</text:p>
              </text:list-item>
              <text:list-item>
                <text:p>4) Auto Rename Tag</text:p>
              </text:list-item>
              <text:list-item>
                <text:p>5) Bracket Pair Colorizer 2</text:p>
              </text:list-item>
              <text:list-item>
                <text:p>6) Code Runner</text:p>
              </text:list-item>
              <text:list-item>
                <text:p>7) CSS Peek</text:p>
              </text:list-item>
              <text:list-item>
                <text:p>8) Import Cost</text:p>
              </text:list-item>
            </text:list>
          </draw:text-box>
        </draw:frame>
        <draw:frame presentation:style-name="pr4" draw:layer="layout" svg:width="13.208cm" svg:height="9.134cm" svg:x="13.716cm" svg:y="3.81cm" presentation:class="outline" presentation:user-transformed="true">
          <draw:text-box>
            <text:list text:style-name="L4">
              <text:list-item>
                <text:p>9) indent-rainbow</text:p>
              </text:list-item>
              <text:list-item>
                <text:p>10) IntelliSense for CSS class names in HTML</text:p>
              </text:list-item>
              <text:list-item>
                <text:p>11) JavaScript (ES6) code snippets</text:p>
              </text:list-item>
              <text:list-item>
                <text:p>12) Live Sass Compiler</text:p>
              </text:list-item>
              <text:list-item>
                <text:p>13) sass</text:p>
              </text:list-item>
              <text:list-item>
                <text:p>14) Live Server</text:p>
              </text:list-item>
              <text:list-item>
                <text:p>15) Path Autocomplete</text:p>
              </text:list-item>
              <text:list-item>
                <text:p>16) Path Intellisense</text:p>
              </text:list-item>
              <text:list-item>
                <text:p>17) Prettier – Code formatter</text:p>
              </text:list-item>
              <text:list-item>
                <text:p>17) Reactjs code snippets</text:p>
              </text:list-item>
              <text:list-item>
                <text:p>18) Theme – Oceanic Nex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JavaScriptni html fayilga ulash usular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<text:span text:style-name="T1">HTML fileni o’zida &lt;script&gt;&lt;/</text:span>script&gt; tagi yordamida ulash </text:p>
              </text:list-item>
              <text:list-item>
                <text:p>Yangi script.js file xosil qilib ulash</text:p>
              </text:list-item>
              <text:list-item>
                <text:p>console.log haqida ma’lumot</text:p>
              </text:list-item>
              <text:list-item>
                <text:p>alert(‘Hello world’) haqida ma’lumot</text:p>
              </text:list-item>
              <text:list-item>
                <text:p>Scrpit nega bodydan keyin yozilad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Scriptda o’zgaruvchilar</text:p>
          </draw:text-box>
        </draw:frame>
        <draw:frame presentation:style-name="pr4" draw:layer="layout" svg:width="25.199cm" svg:height="9.134cm" svg:x="1.27cm" svg:y="3.685cm" presentation:class="outline" presentation:user-transformed="true">
          <draw:text-box>
            <text:list text:style-name="L4">
              <text:list-item>
                <text:p>var, let, const bularning farqlari</text:p>
              </text:list-item>
              <text:list-item>
                <text:p>“use strict” haqida ma’lumot </text:p>
              </text:list-item>
              <text:list-item>
                <text:p>a = 10; console.log(a) → a is not defined “use strict” bilan ishlaganda;</text:p>
              </text:list-item>
              <text:list-item>
                <text:p>Jsda comentarialar</text:p>
              </text:list-item>
            </text:list>
          </draw:text-box>
        </draw:frame>
        <draw:frame draw:style-name="gr2" draw:text-style-name="P3" draw:layer="layout" svg:width="2.018cm" svg:height="0.963cm" svg:x="13.467cm" svg:y="6.739cm">
          <draw:text-box>
            <text:p>script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’lumot turlar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const number = 5; // data-type; =&gt; number</text:p>
              </text:list-item>
            </text:list>
            <text:list text:style-name="L3">
              <text:list-item>
                <text:p text:style-name="P4"><text:span text:style-name="T1">const name = “Sardor”; </text:span>// data-type; =&gt; string</text:p>
              </text:list-item>
              <text:list-item>
                <text:p text:style-name="P4"><text:span text:style-name="T1">const bool = true yoki false; </text:span>// data-type; =&gt; boolean. M: uylanganmisiz =&gt; true yoki false</text:p>
              </text:list-item>
              <text:list-item>
                <text:p text:style-name="P4">null ? Undefined ? </text:p>
              </text:list-item>
              <text:list-item>
                <text:p text:style-name="P4">console.log(a) → a is not defined (topilmadi) //null</text:p>
              </text:list-item>
              <text:list-item>
                <text:p text:style-name="P4">let quti; =&gt; undefined</text:p>
              </text:list-item>
              <text:list-item>
                <text:p text:style-name="P4">console.log(“sardor” * 10) NaN =&gt; son emas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>JSda objectla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Const person {</text:p>
                <text:list>
                  <text:list-item>
                    <text:list>
                      <text:list-item>
                        <text:p>firstName: “Sardor”,</text:p>
                      </text:list-item>
                      <text:list-item>
                        <text:p>lastName: “Qobilov”,</text:p>
                      </text:list-item>
                      <text:list-item>
                        <text:p>age: 18,</text:p>
                      </text:list-item>
                      <text:list-item>
                        <text:p>job: “Frontend developer”,</text:p>
                      </text:list-item>
                      <text:list-item>
                        <text:p>isMaried: false,</text:p>
                      </text:list-item>
                    </text:list>
                    <text:p>}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"><text:span text:style-name="T2">console.log(person) =&gt; </text:span>console.log(person.age)</text:p>
                  </text:list-header>
                  <text:list-item>
                    <text:p text:style-name="P6"><text:span text:style-name="T2">console.log(person.[“age”</text:span>]) &gt; eski variant qavs yordamida chiqor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S massivlar</text:p>
          </draw:text-box>
        </draw:frame>
        <draw:frame presentation:style-name="pr4" draw:layer="layout" svg:width="25.199cm" svg:height="9.134cm" svg:x="1.217cm" svg:y="3.685cm" presentation:class="outline" presentation:user-transformed="true">
          <draw:text-box>
            <text:list text:style-name="L4">
              <text:list-item>
                <text:p>Const arr = [“red”, “green”, “blue”, {object} [massiv], false, true ];</text:p>
              </text:list-item>
            </text:list>
            <text:list text:style-name="L3">
              <text:list-item>
                <text:p text:style-name="P4">[“red”, “green”, “blue”] 0, 1, 2 &gt; dasturchilar sanog’ tizimi</text:p>
              </text:list-item>
              <text:list-item>
                <text:p text:style-name="P4">Console.log(arr[1]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4:38.048324248</meta:creation-date>
    <dc:date>2022-04-22T23:00:00.747833005</dc:date>
    <meta:editing-duration>PT5M2S</meta:editing-duration>
    <meta:editing-cycles>1</meta:editing-cycles>
    <meta:document-statistic meta:object-count="51"/>
    <meta:generator>LibreOffice/6.4.7.2$Linux_X86_64 LibreOffice_project/40$Build-2</meta:generator>
  </office:meta>
</office:document-meta>
</file>